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"/>
  </office:automatic-styles>
  <office:body>
    <office:spreadsheet>
      <table:table table:name="Notes" table:style-name="ta1">
        <table:table-column table:style-name="co1" table:number-columns-repeated="1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Nom de famille</text:p>
          </table:table-cell>
          <table:table-cell office:value-type="string" calcext:value-type="string">
            <text:p>Numéro d'identification</text:p>
          </table:table-cell>
          <table:table-cell office:value-type="string" calcext:value-type="string">
            <text:p>Devoir Valeurs centrales et de dispersion (MAISON) (Brut)</text:p>
          </table:table-cell>
          <table:table-cell office:value-type="string" calcext:value-type="string">
            <text:p>Devoir candidat et bureau de vote 2022 (MAISON) (Brut)</text:p>
          </table:table-cell>
          <table:table-cell office:value-type="string" calcext:value-type="string">
            <text:p>Devoir Note et temps du test (MAISON) (Brut)</text:p>
          </table:table-cell>
          <table:table-cell office:value-type="string" calcext:value-type="string">
            <text:p>Devoir Tendances politiques et bureaux de vote (MAISON) (Brut)</text:p>
          </table:table-cell>
          <table:table-cell office:value-type="string" calcext:value-type="string">
            <text:p>Devoir Dénombrement (MAISON) (Brut)</text:p>
          </table:table-cell>
          <table:table-cell office:value-type="string" calcext:value-type="string">
            <text:p>Devoir Premier script R (MAISON) (Brut)</text:p>
          </table:table-cell>
          <table:table-cell office:value-type="string" calcext:value-type="string">
            <text:p>Devoir Devoir maison (MAISON) (Brut)</text:p>
          </table:table-cell>
          <table:table-cell office:value-type="string" calcext:value-type="string">
            <text:p>TOTAL MAISON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NOTE FINALE</text:p>
          </table:table-cell>
          <table:table-cell/>
        </table:table-row>
        <table:table-row table:style-name="ro1">
          <table:table-cell office:value-type="string" calcext:value-type="string">
            <text:p>Matis</text:p>
          </table:table-cell>
          <table:table-cell office:value-type="string" calcext:value-type="string">
            <text:p>Andrieu</text:p>
          </table:table-cell>
          <table:table-cell office:value-type="string" calcext:value-type="string">
            <text:p>211015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 table:formula="of:=SUM([.D2:.J2])" office:value-type="float" office:value="11.5" calcext:value-type="float">
            <text:p>11,5</text:p>
          </table:table-cell>
          <table:table-cell office:value-type="float" office:value="11" calcext:value-type="float">
            <text:p>11</text:p>
          </table:table-cell>
          <table:table-cell table:formula="of:=([.K2]/2+[.L2])*2/3" office:value-type="float" office:value="11.1666666666667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glae</text:p>
          </table:table-cell>
          <table:table-cell office:value-type="string" calcext:value-type="string">
            <text:p>Antignac</text:p>
          </table:table-cell>
          <table:table-cell office:value-type="string" calcext:value-type="string">
            <text:p>2111481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3:.J3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larisse</text:p>
          </table:table-cell>
          <table:table-cell office:value-type="string" calcext:value-type="string">
            <text:p>Bauchet</text:p>
          </table:table-cell>
          <table:table-cell office:value-type="string" calcext:value-type="string">
            <text:p>213125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D4:.J4]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([.K4]/2+[.L4])*2/3" office:value-type="float" office:value="11.3333333333333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Bavoukila</text:p>
          </table:table-cell>
          <table:table-cell office:value-type="string" calcext:value-type="string">
            <text:p>286046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SUM([.D5:.J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sis</text:p>
          </table:table-cell>
          <table:table-cell office:value-type="string" calcext:value-type="string">
            <text:p>Bedjai</text:p>
          </table:table-cell>
          <table:table-cell office:value-type="string" calcext:value-type="string">
            <text:p>213072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D6:.J6]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([.K6]/2+[.L6])*2/3" office:value-type="float" office:value="12.3333333333333" calcext:value-type="float">
            <text:p>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ix</text:p>
          </table:table-cell>
          <table:table-cell office:value-type="string" calcext:value-type="string">
            <text:p>Benkhedimi</text:p>
          </table:table-cell>
          <table:table-cell office:value-type="string" calcext:value-type="string">
            <text:p>21106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.5" calcext:value-type="float">
            <text:p>3,5</text:p>
          </table:table-cell>
          <table:table-cell table:formula="of:=SUM([.D7:.J7])" office:value-type="float" office:value="8.5" calcext:value-type="float">
            <text:p>8,5</text:p>
          </table:table-cell>
          <table:table-cell office:value-type="float" office:value="13" calcext:value-type="float">
            <text:p>13</text:p>
          </table:table-cell>
          <table:table-cell table:formula="of:=([.K7]/2+[.L7])*2/3" office:value-type="float" office:value="11.5" calcext:value-type="float">
            <text:p>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Benkhedimi</text:p>
          </table:table-cell>
          <table:table-cell office:value-type="string" calcext:value-type="string">
            <text:p>211048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SUM([.D8:.J8])"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table:formula="of:=([.K8]/2+[.L8])*2/3" office:value-type="float" office:value="10.8333333333333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2870598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SUM([.D9:.J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K9]/2+[.L9])*2/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mothee</text:p>
          </table:table-cell>
          <table:table-cell office:value-type="string" calcext:value-type="string">
            <text:p>Boury</text:p>
          </table:table-cell>
          <table:table-cell office:value-type="string" calcext:value-type="string">
            <text:p>213121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SUM([.D10:.J10])" office:value-type="float" office:value="16.5" calcext:value-type="float">
            <text:p>16,5</text:p>
          </table:table-cell>
          <table:table-cell office:value-type="float" office:value="13" calcext:value-type="float">
            <text:p>13</text:p>
          </table:table-cell>
          <table:table-cell table:formula="of:=([.K10]/2+[.L10])*2/3" office:value-type="float" office:value="14.1666666666667" calcext:value-type="float">
            <text:p>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ael</text:p>
          </table:table-cell>
          <table:table-cell office:value-type="string" calcext:value-type="string">
            <text:p>Boyer</text:p>
          </table:table-cell>
          <table:table-cell office:value-type="string" calcext:value-type="string">
            <text:p>2870121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SUM([.D11:.J1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K11]/2+[.L11])*2/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touan</text:p>
          </table:table-cell>
          <table:table-cell office:value-type="string" calcext:value-type="string">
            <text:p>Butruille--Rio</text:p>
          </table:table-cell>
          <table:table-cell office:value-type="string" calcext:value-type="string">
            <text:p>2131810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SUM([.D12:.J12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([.K12]/2+[.L12])*2/3"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tias</text:p>
          </table:table-cell>
          <table:table-cell office:value-type="string" calcext:value-type="string">
            <text:p>Caillard</text:p>
          </table:table-cell>
          <table:table-cell office:value-type="string" calcext:value-type="string">
            <text:p>213142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table:formula="of:=SUM([.D13:.J13])" office:value-type="float" office:value="19.5" calcext:value-type="float">
            <text:p>19,5</text:p>
          </table:table-cell>
          <table:table-cell office:value-type="float" office:value="8" calcext:value-type="float">
            <text:p>8</text:p>
          </table:table-cell>
          <table:table-cell table:formula="of:=([.K13]/2+[.L13])*2/3" office:value-type="float" office:value="11.8333333333333" calcext:value-type="float">
            <text:p>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nge</text:p>
          </table:table-cell>
          <table:table-cell office:value-type="string" calcext:value-type="string">
            <text:p>Canale-Albertini</text:p>
          </table:table-cell>
          <table:table-cell office:value-type="string" calcext:value-type="string">
            <text:p>212359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9.5" calcext:value-type="float">
            <text:p>9,5</text:p>
          </table:table-cell>
          <table:table-cell table:formula="of:=SUM([.D14:.J14])"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table:formula="of:=([.K14]/2+[.L14])*2/3" office:value-type="float" office:value="13.5" calcext:value-type="float">
            <text:p>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Chapron</text:p>
          </table:table-cell>
          <table:table-cell office:value-type="string" calcext:value-type="string">
            <text:p>2111459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15:.J15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ul-Alexis</text:p>
          </table:table-cell>
          <table:table-cell office:value-type="string" calcext:value-type="string">
            <text:p>Chenot--Friberg</text:p>
          </table:table-cell>
          <table:table-cell office:value-type="string" calcext:value-type="string">
            <text:p>2110977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table:formula="of:=SUM([.D16:.J16])"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table:formula="of:=([.K16]/2+[.L16])*2/3" office:value-type="float" office:value="2.8333333333333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hel</text:p>
          </table:table-cell>
          <table:table-cell office:value-type="string" calcext:value-type="string">
            <text:p>Cheour</text:p>
          </table:table-cell>
          <table:table-cell office:value-type="string" calcext:value-type="string">
            <text:p>2110003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/>
          <table:table-cell table:formula="of:=SUM([.D17:.J17]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 ATTEN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Chhun</text:p>
          </table:table-cell>
          <table:table-cell office:value-type="string" calcext:value-type="string">
            <text:p>21102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18:.J18])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[.K18]/2+[.L18])*2/3" office:value-type="float" office:value="14.6666666666667" calcext:value-type="float">
            <text:p>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inyu</text:p>
          </table:table-cell>
          <table:table-cell office:value-type="string" calcext:value-type="string">
            <text:p>Cong</text:p>
          </table:table-cell>
          <table:table-cell office:value-type="string" calcext:value-type="string">
            <text:p>28706547</text:p>
          </table:table-cell>
          <table:table-cell table:number-columns-repeated="7" office:value-type="string" calcext:value-type="string">
            <text:p>-</text:p>
          </table:table-cell>
          <table:table-cell table:formula="of:=SUM([.D19:.J19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Csillag</text:p>
          </table:table-cell>
          <table:table-cell office:value-type="string" calcext:value-type="string">
            <text:p>211145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20:.J20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([.K20]/2+[.L20])*2/3" office:value-type="float" office:value="16.6666666666667" calcext:value-type="float">
            <text:p>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Daile</text:p>
          </table:table-cell>
          <table:table-cell office:value-type="string" calcext:value-type="string">
            <text:p>21103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table:formula="of:=SUM([.D21:.J21])" office:value-type="float" office:value="18.5" calcext:value-type="float">
            <text:p>18,5</text:p>
          </table:table-cell>
          <table:table-cell office:value-type="float" office:value="14" calcext:value-type="float">
            <text:p>14</text:p>
          </table:table-cell>
          <table:table-cell table:formula="of:=([.K21]/2+[.L21])*2/3" office:value-type="float" office:value="15.5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De Matos Coimbra</text:p>
          </table:table-cell>
          <table:table-cell office:value-type="string" calcext:value-type="string">
            <text:p>211065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table:formula="of:=SUM([.D22:.J22])"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table:formula="of:=([.K22]/2+[.L22])*2/3" office:value-type="float" office:value="15.1666666666667" calcext:value-type="float">
            <text:p>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a</text:p>
          </table:table-cell>
          <table:table-cell office:value-type="string" calcext:value-type="string">
            <text:p>De Trogoff Du Boisguezennec</text:p>
          </table:table-cell>
          <table:table-cell office:value-type="string" calcext:value-type="string">
            <text:p>211158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.5" calcext:value-type="float">
            <text:p>9,5</text:p>
          </table:table-cell>
          <table:table-cell table:formula="of:=SUM([.D23:.J23])" office:value-type="float" office:value="14.5" calcext:value-type="float">
            <text:p>14,5</text:p>
          </table:table-cell>
          <table:table-cell office:value-type="float" office:value="13" calcext:value-type="float">
            <text:p>13</text:p>
          </table:table-cell>
          <table:table-cell table:formula="of:=([.K23]/2+[.L23])*2/3" office:value-type="float" office:value="13.5" calcext:value-type="float">
            <text:p>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elavigne</text:p>
          </table:table-cell>
          <table:table-cell office:value-type="string" calcext:value-type="string">
            <text:p>213120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24:.J24]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K24]/2+[.L24])*2/3" office:value-type="float" office:value="9.33333333333333" calcext:value-type="float">
            <text:p>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2110505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25:.J25])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([.K25]/2+[.L25])*2/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ukiane</text:p>
          </table:table-cell>
          <table:table-cell office:value-type="string" calcext:value-type="string">
            <text:p>Doucet</text:p>
          </table:table-cell>
          <table:table-cell office:value-type="string" calcext:value-type="string">
            <text:p>2862788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26:.J26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Duchesne</text:p>
          </table:table-cell>
          <table:table-cell office:value-type="string" calcext:value-type="string">
            <text:p>28704578</text:p>
          </table:table-cell>
          <table:table-cell table:number-columns-repeated="7" office:value-type="string" calcext:value-type="string">
            <text:p>-</text:p>
          </table:table-cell>
          <table:table-cell table:formula="of:=SUM([.D27:.J27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yojin</text:p>
          </table:table-cell>
          <table:table-cell office:value-type="string" calcext:value-type="string">
            <text:p>Dumonceau</text:p>
          </table:table-cell>
          <table:table-cell office:value-type="string" calcext:value-type="string">
            <text:p>2111031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28:.J28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ebastien</text:p>
          </table:table-cell>
          <table:table-cell office:value-type="string" calcext:value-type="string">
            <text:p>Eid</text:p>
          </table:table-cell>
          <table:table-cell office:value-type="string" calcext:value-type="string">
            <text:p>21112707</text:p>
          </table:table-cell>
          <table:table-cell table:number-columns-repeated="7" office:value-type="string" calcext:value-type="string">
            <text:p>-</text:p>
          </table:table-cell>
          <table:table-cell table:formula="of:=SUM([.D29:.J29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El Khiari</text:p>
          </table:table-cell>
          <table:table-cell office:value-type="string" calcext:value-type="string">
            <text:p>2131595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30:.J30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orence</text:p>
          </table:table-cell>
          <table:table-cell office:value-type="string" calcext:value-type="string">
            <text:p>Foucher</text:p>
          </table:table-cell>
          <table:table-cell office:value-type="string" calcext:value-type="string">
            <text:p>28730642</text:p>
          </table:table-cell>
          <table:table-cell table:number-columns-repeated="7" office:value-type="string" calcext:value-type="string">
            <text:p>-</text:p>
          </table:table-cell>
          <table:table-cell table:formula="of:=SUM([.D31:.J31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iulia</text:p>
          </table:table-cell>
          <table:table-cell office:value-type="string" calcext:value-type="string">
            <text:p>Garcia-Lopez</text:p>
          </table:table-cell>
          <table:table-cell office:value-type="string" calcext:value-type="string">
            <text:p>213128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D32:.J32]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K32]/2+[.L32])*2/3" office:value-type="float" office:value="14.3333333333333" calcext:value-type="float">
            <text:p>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rissa</text:p>
          </table:table-cell>
          <table:table-cell office:value-type="string" calcext:value-type="string">
            <text:p>Gentilhomme Robert-Absolu</text:p>
          </table:table-cell>
          <table:table-cell office:value-type="string" calcext:value-type="string">
            <text:p>28708002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SUM([.D33:.J3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[.K33]/2+[.L33])*2/3" office:value-type="float" office:value="6.66666666666667" calcext:value-type="float">
            <text:p>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lene</text:p>
          </table:table-cell>
          <table:table-cell office:value-type="string" calcext:value-type="string">
            <text:p>Gentilleau</text:p>
          </table:table-cell>
          <table:table-cell office:value-type="string" calcext:value-type="string">
            <text:p>2110984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34:.J34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cha</text:p>
          </table:table-cell>
          <table:table-cell office:value-type="string" calcext:value-type="string">
            <text:p>Gigon--Melet</text:p>
          </table:table-cell>
          <table:table-cell office:value-type="string" calcext:value-type="string">
            <text:p>21233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formula="of:=SUM([.D35:.J35])" office:value-type="float" office:value="8.5" calcext:value-type="float">
            <text:p>8,5</text:p>
          </table:table-cell>
          <table:table-cell office:value-type="float" office:value="7" calcext:value-type="float">
            <text:p>7</text:p>
          </table:table-cell>
          <table:table-cell table:formula="of:=([.K35]/2+[.L35])*2/3" office:value-type="float" office:value="7.5" calcext:value-type="float">
            <text:p>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287075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SUM([.D36:.J36]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K36]/2+[.L36])*2/3" office:value-type="float" office:value="8.66666666666667" calcext:value-type="float">
            <text:p>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Hajicek</text:p>
          </table:table-cell>
          <table:table-cell office:value-type="string" calcext:value-type="string">
            <text:p>211327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,5</text:p>
          </table:table-cell>
          <table:table-cell table:formula="of:=SUM([.D37:.J37])" office:value-type="float" office:value="15.5" calcext:value-type="float">
            <text:p>15,5</text:p>
          </table:table-cell>
          <table:table-cell office:value-type="float" office:value="11" calcext:value-type="float">
            <text:p>11</text:p>
          </table:table-cell>
          <table:table-cell table:formula="of:=([.K37]/2+[.L37])*2/3" office:value-type="float" office:value="12.5" calcext:value-type="float">
            <text:p>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me</text:p>
          </table:table-cell>
          <table:table-cell office:value-type="string" calcext:value-type="string">
            <text:p>Hassen</text:p>
          </table:table-cell>
          <table:table-cell office:value-type="string" calcext:value-type="string">
            <text:p>211164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table:formula="of:=SUM([.D38:.J38])" office:value-type="float" office:value="17.5" calcext:value-type="float">
            <text:p>17,5</text:p>
          </table:table-cell>
          <table:table-cell office:value-type="float" office:value="11" calcext:value-type="float">
            <text:p>11</text:p>
          </table:table-cell>
          <table:table-cell table:formula="of:=([.K38]/2+[.L38])*2/3" office:value-type="float" office:value="13.1666666666667" calcext:value-type="float">
            <text:p>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alma</text:p>
          </table:table-cell>
          <table:table-cell office:value-type="string" calcext:value-type="string">
            <text:p>Hazara</text:p>
          </table:table-cell>
          <table:table-cell office:value-type="string" calcext:value-type="string">
            <text:p>21103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39:.J39])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([.K39]/2+[.L39])*2/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rwan</text:p>
          </table:table-cell>
          <table:table-cell office:value-type="string" calcext:value-type="string">
            <text:p>Hourani</text:p>
          </table:table-cell>
          <table:table-cell office:value-type="string" calcext:value-type="string">
            <text:p>211019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D40:.J40]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[.K40]/2+[.L40])*2/3" office:value-type="float" office:value="15.3333333333333" calcext:value-type="float">
            <text:p>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aphael</text:p>
          </table:table-cell>
          <table:table-cell office:value-type="string" calcext:value-type="string">
            <text:p>Joder</text:p>
          </table:table-cell>
          <table:table-cell office:value-type="string" calcext:value-type="string">
            <text:p>211092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D41:.J41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([.K41]/2+[.L41])*2/3" office:value-type="float" office:value="3.66666666666667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Jouan</text:p>
          </table:table-cell>
          <table:table-cell office:value-type="string" calcext:value-type="string">
            <text:p>21326872</text:p>
          </table:table-cell>
          <table:table-cell table:number-columns-repeated="7" office:value-type="string" calcext:value-type="string">
            <text:p>-</text:p>
          </table:table-cell>
          <table:table-cell table:formula="of:=SUM([.D42:.J4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ysandre</text:p>
          </table:table-cell>
          <table:table-cell office:value-type="string" calcext:value-type="string">
            <text:p>Jourdan</text:p>
          </table:table-cell>
          <table:table-cell office:value-type="string" calcext:value-type="string">
            <text:p>212023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D43:.J43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([.K43]/2+[.L43])*2/3"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cha</text:p>
          </table:table-cell>
          <table:table-cell office:value-type="string" calcext:value-type="string">
            <text:p>Lacanau</text:p>
          </table:table-cell>
          <table:table-cell office:value-type="string" calcext:value-type="string">
            <text:p>28710875</text:p>
          </table:table-cell>
          <table:table-cell table:number-columns-repeated="7" office:value-type="string" calcext:value-type="string">
            <text:p>-</text:p>
          </table:table-cell>
          <table:table-cell table:formula="of:=SUM([.D44:.J44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([.K44]/2+[.L44])*2/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Lacrosse</text:p>
          </table:table-cell>
          <table:table-cell office:value-type="string" calcext:value-type="string">
            <text:p>28706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D45:.J45]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K45]/2+[.L45])*2/3" office:value-type="float" office:value="11.6666666666667" calcext:value-type="float">
            <text:p>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essie</text:p>
          </table:table-cell>
          <table:table-cell office:value-type="string" calcext:value-type="string">
            <text:p>Lapotre</text:p>
          </table:table-cell>
          <table:table-cell office:value-type="string" calcext:value-type="string">
            <text:p>21127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SUM([.D46:.J4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([.K46]/2+[.L46])*2/3" office:value-type="float" office:value="11.6666666666667" calcext:value-type="float">
            <text:p>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287120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47:.J47]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formula="of:=([.K47]/2+[.L47])*2/3"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efevre--Jachimowicz</text:p>
          </table:table-cell>
          <table:table-cell office:value-type="string" calcext:value-type="string">
            <text:p>21105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48:.J48])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([.K48]/2+[.L48])*2/3" office:value-type="float" office:value="14.3333333333333" calcext:value-type="float">
            <text:p>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ina</text:p>
          </table:table-cell>
          <table:table-cell office:value-type="string" calcext:value-type="string">
            <text:p>Mancassola Martins</text:p>
          </table:table-cell>
          <table:table-cell office:value-type="string" calcext:value-type="string">
            <text:p>21313331</text:p>
          </table:table-cell>
          <table:table-cell table:number-columns-repeated="7" office:value-type="string" calcext:value-type="string">
            <text:p>-</text:p>
          </table:table-cell>
          <table:table-cell table:formula="of:=SUM([.D49:.J49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Marnieres</text:p>
          </table:table-cell>
          <table:table-cell office:value-type="string" calcext:value-type="string">
            <text:p>21101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 table:formula="of:=SUM([.D50:.J50])" office:value-type="float" office:value="15.5" calcext:value-type="float">
            <text:p>15,5</text:p>
          </table:table-cell>
          <table:table-cell office:value-type="float" office:value="12" calcext:value-type="float">
            <text:p>12</text:p>
          </table:table-cell>
          <table:table-cell table:formula="of:=([.K50]/2+[.L50])*2/3" office:value-type="float" office:value="13.1666666666667" calcext:value-type="float">
            <text:p>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2110395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51:.J51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rlane</text:p>
          </table:table-cell>
          <table:table-cell office:value-type="string" calcext:value-type="string">
            <text:p>Maunie</text:p>
          </table:table-cell>
          <table:table-cell office:value-type="string" calcext:value-type="string">
            <text:p>28701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D52:.J52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([.K52]/2+[.L52])*2/3" office:value-type="float" office:value="12.3333333333333" calcext:value-type="float">
            <text:p>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Maur</text:p>
          </table:table-cell>
          <table:table-cell office:value-type="string" calcext:value-type="string">
            <text:p>21112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SUM([.D53:.J53])"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table:formula="of:=([.K53]/2+[.L53])*2/3" office:value-type="float" office:value="11.1666666666667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Yoba</text:p>
          </table:table-cell>
          <table:table-cell office:value-type="string" calcext:value-type="string">
            <text:p>Mballo</text:p>
          </table:table-cell>
          <table:table-cell office:value-type="string" calcext:value-type="string">
            <text:p>213160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D54:.J54])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K54]/2+[.L54])*2/3" office:value-type="float" office:value="9.66666666666667" calcext:value-type="float">
            <text:p>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loire</text:p>
          </table:table-cell>
          <table:table-cell office:value-type="string" calcext:value-type="string">
            <text:p>Mbamba Mouanda</text:p>
          </table:table-cell>
          <table:table-cell office:value-type="string" calcext:value-type="string">
            <text:p>21317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D55:.J55]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([.K55]/2+[.L55])*2/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string" calcext:value-type="string">
            <text:p>Menard</text:p>
          </table:table-cell>
          <table:table-cell office:value-type="string" calcext:value-type="string">
            <text:p>211013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SUM([.D56:.J56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K56]/2+[.L56])*2/3" office:value-type="float" office:value="16.6666666666667" calcext:value-type="float">
            <text:p>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osalie</text:p>
          </table:table-cell>
          <table:table-cell office:value-type="string" calcext:value-type="string">
            <text:p>Meylan</text:p>
          </table:table-cell>
          <table:table-cell office:value-type="string" calcext:value-type="string">
            <text:p>21105145</text:p>
          </table:table-cell>
          <table:table-cell table:number-columns-repeated="7" office:value-type="string" calcext:value-type="string">
            <text:p>-</text:p>
          </table:table-cell>
          <table:table-cell table:formula="of:=SUM([.D57:.J57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Mohammedi</text:p>
          </table:table-cell>
          <table:table-cell office:value-type="string" calcext:value-type="string">
            <text:p>2111498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D58:.J58]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([.K58]/2+[.L58])*2/3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Moise</text:p>
          </table:table-cell>
          <table:table-cell office:value-type="string" calcext:value-type="string">
            <text:p>2110578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59:.J59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ranck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2110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formula="of:=SUM([.D60:.J60]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([.K60]/2+[.L60])*2/3" office:value-type="float" office:value="9.66666666666667" calcext:value-type="float">
            <text:p>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iscille</text:p>
          </table:table-cell>
          <table:table-cell office:value-type="string" calcext:value-type="string">
            <text:p>Morel De Lacolombe De Lachapel</text:p>
          </table:table-cell>
          <table:table-cell office:value-type="string" calcext:value-type="string">
            <text:p>21126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61:.J61])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K61]/2+[.L61])*2/3" office:value-type="float" office:value="15.6666666666667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adrien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287015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62:.J62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[.K62]/2+[.L62])*2/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ith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2112370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63:.J63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mbre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28700086</text:p>
          </table:table-cell>
          <table:table-cell table:number-columns-repeated="7" office:value-type="string" calcext:value-type="string">
            <text:p>-</text:p>
          </table:table-cell>
          <table:table-cell table:formula="of:=SUM([.D64:.J64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Nardini Paquient</text:p>
          </table:table-cell>
          <table:table-cell office:value-type="string" calcext:value-type="string">
            <text:p>28611390</text:p>
          </table:table-cell>
          <table:table-cell table:number-columns-repeated="7" office:value-type="string" calcext:value-type="string">
            <text:p>-</text:p>
          </table:table-cell>
          <table:table-cell table:formula="of:=SUM([.D65:.J65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lodie</text:p>
          </table:table-cell>
          <table:table-cell office:value-type="string" calcext:value-type="string">
            <text:p>Notelet</text:p>
          </table:table-cell>
          <table:table-cell office:value-type="string" calcext:value-type="string">
            <text:p>21220513</text:p>
          </table:table-cell>
          <table:table-cell table:number-columns-repeated="7" office:value-type="string" calcext:value-type="string">
            <text:p>-</text:p>
          </table:table-cell>
          <table:table-cell table:formula="of:=SUM([.D66:.J66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Osthoff</text:p>
          </table:table-cell>
          <table:table-cell office:value-type="string" calcext:value-type="string">
            <text:p>2860059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table:formula="of:=SUM([.D67:.J67])"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table:formula="of:=([.K67]/2+[.L67])*2/3" office:value-type="float" office:value="8.16666666666667" calcext:value-type="float">
            <text:p>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eanne</text:p>
          </table:table-cell>
          <table:table-cell office:value-type="string" calcext:value-type="string">
            <text:p>Pardini</text:p>
          </table:table-cell>
          <table:table-cell office:value-type="string" calcext:value-type="string">
            <text:p>21102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D68:.J68]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([.K68]/2+[.L68])*2/3" office:value-type="float" office:value="11.3333333333333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Pariente</text:p>
          </table:table-cell>
          <table:table-cell office:value-type="string" calcext:value-type="string">
            <text:p>21309378</text:p>
          </table:table-cell>
          <table:table-cell table:number-columns-repeated="7" office:value-type="string" calcext:value-type="string">
            <text:p>-</text:p>
          </table:table-cell>
          <table:table-cell table:formula="of:=SUM([.D69:.J69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aleen</text:p>
          </table:table-cell>
          <table:table-cell office:value-type="string" calcext:value-type="string">
            <text:p>Pepiliya Kankanamage</text:p>
          </table:table-cell>
          <table:table-cell office:value-type="string" calcext:value-type="string">
            <text:p>211118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,5</text:p>
          </table:table-cell>
          <table:table-cell table:formula="of:=SUM([.D70:.J70])" office:value-type="float" office:value="18.5" calcext:value-type="float">
            <text:p>18,5</text:p>
          </table:table-cell>
          <table:table-cell office:value-type="float" office:value="12" calcext:value-type="float">
            <text:p>12</text:p>
          </table:table-cell>
          <table:table-cell table:formula="of:=([.K70]/2+[.L70])*2/3" office:value-type="float" office:value="14.1666666666667" calcext:value-type="float">
            <text:p>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Pereira Rodrigues</text:p>
          </table:table-cell>
          <table:table-cell office:value-type="string" calcext:value-type="string">
            <text:p>21104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D71:.J71])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([.K71]/2+[.L71])*2/3" office:value-type="float" office:value="13.3333333333333" calcext:value-type="float">
            <text:p>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Persoz</text:p>
          </table:table-cell>
          <table:table-cell office:value-type="string" calcext:value-type="string">
            <text:p>21225022</text:p>
          </table:table-cell>
          <table:table-cell table:number-columns-repeated="7" office:value-type="string" calcext:value-type="string">
            <text:p>-</text:p>
          </table:table-cell>
          <table:table-cell table:formula="of:=SUM([.D72:.J7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uve</text:p>
          </table:table-cell>
          <table:table-cell office:value-type="string" calcext:value-type="string">
            <text:p>Pietralunga</text:p>
          </table:table-cell>
          <table:table-cell office:value-type="string" calcext:value-type="string">
            <text:p>213099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formula="of:=SUM([.D73:.J73])"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table:formula="of:=([.K73]/2+[.L73])*2/3" office:value-type="float" office:value="12.5" calcext:value-type="float">
            <text:p>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mandine</text:p>
          </table:table-cell>
          <table:table-cell office:value-type="string" calcext:value-type="string">
            <text:p>Pimpin</text:p>
          </table:table-cell>
          <table:table-cell office:value-type="string" calcext:value-type="string">
            <text:p>211068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SUM([.D74:.J74])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([.K74]/2+[.L74])*2/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lona</text:p>
          </table:table-cell>
          <table:table-cell office:value-type="string" calcext:value-type="string">
            <text:p>Pouget</text:p>
          </table:table-cell>
          <table:table-cell office:value-type="string" calcext:value-type="string">
            <text:p>213072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,5</text:p>
          </table:table-cell>
          <table:table-cell table:formula="of:=SUM([.D75:.J75])"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  <table:table-cell table:formula="of:=([.K75]/2+[.L75])*2/3" office:value-type="float" office:value="8.16666666666667" calcext:value-type="float">
            <text:p>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Pouillot</text:p>
          </table:table-cell>
          <table:table-cell office:value-type="string" calcext:value-type="string">
            <text:p>211054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table:formula="of:=SUM([.D76:.J76])"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  <table:table-cell table:formula="of:=([.K76]/2+[.L76])*2/3" office:value-type="float" office:value="8.16666666666667" calcext:value-type="float">
            <text:p>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se</text:p>
          </table:table-cell>
          <table:table-cell office:value-type="string" calcext:value-type="string">
            <text:p>Pupier</text:p>
          </table:table-cell>
          <table:table-cell office:value-type="string" calcext:value-type="string">
            <text:p>211146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77:.J77])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([.K77]/2+[.L77])*2/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rlotta</text:p>
          </table:table-cell>
          <table:table-cell office:value-type="string" calcext:value-type="string">
            <text:p>Rautureau</text:p>
          </table:table-cell>
          <table:table-cell office:value-type="string" calcext:value-type="string">
            <text:p>213129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SUM([.D78:.J78]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([.K78]/2+[.L78])*2/3" office:value-type="float" office:value="10.3333333333333" calcext:value-type="float">
            <text:p>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Rinnecker</text:p>
          </table:table-cell>
          <table:table-cell office:value-type="string" calcext:value-type="string">
            <text:p>2111574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table:formula="of:=SUM([.D79:.J79])" office:value-type="float" office:value="14.5" calcext:value-type="float">
            <text:p>14,5</text:p>
          </table:table-cell>
          <table:table-cell office:value-type="float" office:value="11" calcext:value-type="float">
            <text:p>11</text:p>
          </table:table-cell>
          <table:table-cell table:formula="of:=([.K79]/2+[.L79])*2/3" office:value-type="float" office:value="12.1666666666667" calcext:value-type="float">
            <text:p>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avet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2132244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80:.J80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rnella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287000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formula="of:=SUM([.D81:.J81]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K81]/2+[.L81])*2/3" office:value-type="float" office:value="11.3333333333333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ala</text:p>
          </table:table-cell>
          <table:table-cell office:value-type="string" calcext:value-type="string">
            <text:p>Saadi</text:p>
          </table:table-cell>
          <table:table-cell office:value-type="string" calcext:value-type="string">
            <text:p>21315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formula="of:=SUM([.D82:.J82])"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  <table:table-cell table:formula="of:=([.K82]/2+[.L82])*2/3" office:value-type="float" office:value="8.5" calcext:value-type="float">
            <text:p>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na</text:p>
          </table:table-cell>
          <table:table-cell office:value-type="string" calcext:value-type="string">
            <text:p>Sadaoui</text:p>
          </table:table-cell>
          <table:table-cell office:value-type="string" calcext:value-type="string">
            <text:p>2110519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table:formula="of:=SUM([.D83:.J83])" office:value-type="float" office:value="19.5" calcext:value-type="float">
            <text:p>19,5</text:p>
          </table:table-cell>
          <table:table-cell office:value-type="float" office:value="11" calcext:value-type="float">
            <text:p>11</text:p>
          </table:table-cell>
          <table:table-cell table:formula="of:=([.K83]/2+[.L83])*2/3" office:value-type="float" office:value="13.8333333333333" calcext:value-type="float">
            <text:p>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ikola</text:p>
          </table:table-cell>
          <table:table-cell office:value-type="string" calcext:value-type="string">
            <text:p>Stojanovic</text:p>
          </table:table-cell>
          <table:table-cell office:value-type="string" calcext:value-type="string">
            <text:p>2110112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84:.J84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Swietlicka</text:p>
          </table:table-cell>
          <table:table-cell office:value-type="string" calcext:value-type="string">
            <text:p>211105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D85:.J85]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K85]/2+[.L85])*2/3" office:value-type="float" office:value="14.3333333333333" calcext:value-type="float">
            <text:p>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afael</text:p>
          </table:table-cell>
          <table:table-cell office:value-type="string" calcext:value-type="string">
            <text:p>Topa</text:p>
          </table:table-cell>
          <table:table-cell office:value-type="string" calcext:value-type="string">
            <text:p>21104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SUM([.D86:.J86]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([.K86]/2+[.L86])*2/3" office:value-type="float" office:value="15.6666666666667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ada</text:p>
          </table:table-cell>
          <table:table-cell office:value-type="string" calcext:value-type="string">
            <text:p>Trecourt-Traore</text:p>
          </table:table-cell>
          <table:table-cell office:value-type="string" calcext:value-type="string">
            <text:p>211093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SUM([.D87:.J87])" office:value-type="float" office:value="13.5" calcext:value-type="float">
            <text:p>13,5</text:p>
          </table:table-cell>
          <table:table-cell office:value-type="float" office:value="12" calcext:value-type="float">
            <text:p>12</text:p>
          </table:table-cell>
          <table:table-cell table:formula="of:=([.K87]/2+[.L87])*2/3" office:value-type="float" office:value="12.5" calcext:value-type="float">
            <text:p>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Zasiadczyk</text:p>
          </table:table-cell>
          <table:table-cell office:value-type="string" calcext:value-type="string">
            <text:p>211103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formula="of:=SUM([.D88:.J88])" office:value-type="float" office:value="8.5" calcext:value-type="float">
            <text:p>8,5</text:p>
          </table:table-cell>
          <table:table-cell office:value-type="float" office:value="3" calcext:value-type="float">
            <text:p>3</text:p>
          </table:table-cell>
          <table:table-cell table:formula="of:=([.K88]/2+[.L88])*2/3" office:value-type="float" office:value="4.83333333333333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ingren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21129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SUM([.D89:.J89])" office:value-type="float" office:value="12.5" calcext:value-type="float">
            <text:p>12,5</text:p>
          </table:table-cell>
          <table:table-cell office:value-type="float" office:value="14" calcext:value-type="float">
            <text:p>14</text:p>
          </table:table-cell>
          <table:table-cell table:formula="of:=([.K89]/2+[.L89])*2/3" office:value-type="float" office:value="13.5" calcext:value-type="float">
            <text:p>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Ziesler Casado</text:p>
          </table:table-cell>
          <table:table-cell office:value-type="string" calcext:value-type="string">
            <text:p>213136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SUM([.D90:.J90])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([.K90]/2+[.L90])*2/3" office:value-type="float" office:value="13.3333333333333" calcext:value-type="float">
            <text:p>13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104848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3-12-17">00/00/0000</text:date>, <text:time style:data-style-name="N2" text:time-value="15:06:05.097000000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initial-creator>Beatrice Maranget Ext</meta:initial-creator>
    <meta:creation-date>2023-12-17T15:06:01</meta:creation-date>
    <dc:date>2023-12-17T15:30:26.778000000</dc:date>
    <meta:editing-duration>PT24M21S</meta:editing-duration>
    <meta:editing-cycles>1</meta:editing-cycles>
    <meta:document-statistic meta:table-count="1" meta:cell-count="1258" meta:object-count="0"/>
  </office:meta>
</office:document-meta>
</file>